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99116" draw:fill-color="#fdb94d" draw:textarea-horizontal-align="justify" draw:textarea-vertical-align="middle" draw:auto-grow-height="false" fo:min-height="5.592cm" fo:min-width="5.596cm"/>
    </style:style>
    <style:style style:name="gr2" style:family="graphic" style:parent-style-name="objectwithoutfill">
      <style:graphic-properties svg:stroke-color="#003d73" draw:fill="none" draw:textarea-vertical-align="middle"/>
    </style:style>
    <style:style style:name="gr3" style:family="graphic" style:parent-style-name="objectwithoutfill">
      <style:graphic-properties svg:stroke-color="#610506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888a" draw:fill-color="#59c5c7" draw:textarea-horizontal-align="justify" draw:textarea-vertical-align="middle" draw:auto-grow-height="false" fo:min-height="0.648cm" fo:min-width="0.398cm"/>
    </style:style>
    <style:style style:name="gr6" style:family="graphic" style:parent-style-name="objectwithoutfill">
      <style:graphic-properties svg:stroke-color="#006d6f" draw:fill="none" draw:textarea-vertical-align="middle"/>
    </style:style>
    <style:style style:name="gr7" style:family="graphic" style:parent-style-name="objectwithoutfill">
      <style:graphic-properties svg:stroke-color="#1c3687" draw:fill="none" draw:textarea-vertical-align="middle"/>
    </style:style>
    <style:style style:name="gr8" style:family="graphic" style:parent-style-name="objectwithoutfill">
      <style:graphic-properties svg:stroke-color="#407927" draw:fill="none" draw:textarea-vertical-align="middle"/>
    </style:style>
    <style:style style:name="gr9" style:family="graphic" style:parent-style-name="standard">
      <style:graphic-properties svg:stroke-color="#bc312e" draw:fill-color="#f3715a" draw:textarea-horizontal-align="justify" draw:textarea-vertical-align="middle" draw:auto-grow-height="false" fo:min-height="1.528cm" fo:min-width="0.77cm"/>
    </style:style>
    <style:style style:name="gr10" style:family="graphic" style:parent-style-name="objectwithoutfill">
      <style:graphic-properties svg:stroke-color="#820f71" draw:fill="none" draw:textarea-vertical-align="middle"/>
    </style:style>
    <style:style style:name="gr11" style:family="graphic" style:parent-style-name="objectwithoutfill">
      <style:graphic-properties svg:stroke-color="#6b6400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888a" draw:fill-color="#59c5c7" draw:textarea-horizontal-align="justify" draw:textarea-vertical-align="middle" draw:auto-grow-height="false" fo:min-height="0.29cm" fo:min-width="0.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db94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5" style:family="paragraph">
      <loext:graphic-properties draw:fill-color="#59c5c7"/>
      <style:paragraph-properties fo:text-align="center"/>
    </style:style>
    <style:style style:name="P6" style:family="paragraph">
      <loext:graphic-properties draw:fill-color="#f3715a"/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color="#9a6704"/>
    </style:style>
    <style:style style:name="P14" style:family="paragraph">
      <loext:graphic-properties draw:fill="none" draw:fill-color="#ffffff"/>
      <style:text-properties fo:color="#94070a" fo:font-size="13pt" style:font-size-asian="13pt" style:font-size-complex="13pt"/>
    </style:style>
    <style:style style:name="P15" style:family="paragraph">
      <style:text-properties fo:font-size="8pt"/>
    </style:style>
    <style:style style:name="P16" style:family="paragraph">
      <loext:graphic-properties draw:fill="none" draw:fill-color="#ffffff"/>
      <style:text-properties fo:font-size="8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9a6704"/>
    </style:style>
    <style:style style:name="T5" style:family="text">
      <style:text-properties fo:color="#94070a" fo:font-size="13pt" style:font-size-asian="13pt" style:font-size-complex="13pt"/>
    </style:style>
    <style:style style:name="T6" style:family="text">
      <style:text-properties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6.096cm" svg:height="5.842cm" svg:x="13.53cm" svg:y="1.9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784cm" svg:y1="7.52cm" svg:x2="13.784cm" svg:y2="13.87cm">
            <text:p/>
          </draw:line>
          <draw:line draw:style-name="gr2" draw:text-style-name="P2" draw:layer="layout" svg:x1="5.402cm" svg:y1="13.87cm" svg:x2="13.784cm" svg:y2="13.87cm">
            <text:p/>
          </draw:line>
          <draw:line draw:style-name="gr3" draw:text-style-name="P2" draw:layer="layout" svg:x1="19.372cm" svg:y1="7.52cm" svg:x2="19.372cm" svg:y2="14.632cm">
            <text:p/>
          </draw:line>
          <draw:line draw:style-name="gr3" draw:text-style-name="P2" draw:layer="layout" svg:x1="5.402cm" svg:y1="14.632cm" svg:x2="19.372cm" svg:y2="14.632cm">
            <text:p/>
          </draw:line>
          <draw:frame draw:style-name="gr4" draw:text-style-name="P4" draw:layer="layout" svg:width="2.286cm" svg:height="1.039cm" svg:x="2.862cm" svg:y="13.67cm">
            <draw:text-box>
              <text:p text:style-name="P3"><text:span text:style-name="T1">AC Mains Input</text:span></text:p>
            </draw:text-box>
          </draw:frame>
          <draw:custom-shape draw:style-name="gr5" draw:text-style-name="P5" draw:layer="layout" svg:width="1.27cm" svg:height="1.27cm" svg:x="9.72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0.89cm" svg:y1="9.044cm" svg:x2="14.7cm" svg:y2="9.044cm">
            <text:p/>
          </draw:line>
          <draw:line draw:style-name="gr6" draw:text-style-name="P2" draw:layer="layout" svg:x1="14.7cm" svg:y1="9.044cm" svg:x2="14.7cm" svg:y2="7.52cm">
            <text:p/>
          </draw:line>
          <draw:line draw:style-name="gr7" draw:text-style-name="P2" draw:layer="layout" svg:x1="10.99cm" svg:y1="9.298cm" svg:x2="15.308cm" svg:y2="9.298cm">
            <text:p/>
          </draw:line>
          <draw:line draw:style-name="gr7" draw:text-style-name="P2" draw:layer="layout" svg:x1="15.308cm" svg:y1="9.298cm" svg:x2="15.308cm" svg:y2="7.52cm">
            <text:p/>
          </draw:line>
          <draw:line draw:style-name="gr8" draw:text-style-name="P2" draw:layer="layout" svg:x1="10.99cm" svg:y1="9.552cm" svg:x2="15.816cm" svg:y2="9.552cm">
            <text:p/>
          </draw:line>
          <draw:line draw:style-name="gr8" draw:text-style-name="P2" draw:layer="layout" svg:x1="15.816cm" svg:y1="9.552cm" svg:x2="15.816cm" svg:y2="7.52cm">
            <text:p/>
          </draw:line>
          <draw:line draw:style-name="gr3" draw:text-style-name="P2" draw:layer="layout" svg:x1="10.89cm" svg:y1="9.806cm" svg:x2="19.118cm" svg:y2="9.806cm">
            <text:p/>
          </draw:line>
          <draw:line draw:style-name="gr3" draw:text-style-name="P2" draw:layer="layout" svg:x1="19.118cm" svg:y1="9.806cm" svg:x2="19.118cm" svg:y2="7.52cm">
            <text:p/>
          </draw:line>
          <draw:custom-shape draw:style-name="gr9" draw:text-style-name="P6" draw:layer="layout" svg:width="1.27cm" svg:height="1.778cm" svg:x="21.15cm" svg:y="4.47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2" draw:layer="layout" svg:x1="16.324cm" svg:y1="8.282cm" svg:x2="16.324cm" svg:y2="7.52cm">
            <text:p/>
          </draw:line>
          <draw:line draw:style-name="gr10" draw:text-style-name="P2" draw:layer="layout" svg:x1="16.324cm" svg:y1="8.282cm" svg:x2="21.404cm" svg:y2="8.282cm">
            <text:p/>
          </draw:line>
          <draw:line draw:style-name="gr10" draw:text-style-name="P2" draw:layer="layout" svg:x1="21.404cm" svg:y1="8.282cm" svg:x2="21.404cm" svg:y2="6.25cm">
            <text:p/>
          </draw:line>
          <draw:line draw:style-name="gr3" draw:text-style-name="P2" draw:layer="layout" svg:x1="18.864cm" svg:y1="8.79cm" svg:x2="18.864cm" svg:y2="7.52cm">
            <text:p/>
          </draw:line>
          <draw:line draw:style-name="gr3" draw:text-style-name="P2" draw:layer="layout" svg:x1="18.864cm" svg:y1="8.79cm" svg:x2="22.166cm" svg:y2="8.79cm">
            <text:p/>
          </draw:line>
          <draw:line draw:style-name="gr3" draw:text-style-name="P2" draw:layer="layout" svg:x1="22.166cm" svg:y1="8.79cm" svg:x2="22.166cm" svg:y2="6.25cm">
            <text:p/>
          </draw:line>
          <draw:line draw:style-name="gr11" draw:text-style-name="P2" draw:layer="layout" svg:x1="18.864cm" svg:y1="5.132cm" svg:x2="21.15cm" svg:y2="5.132cm">
            <text:p/>
          </draw:line>
          <draw:line draw:style-name="gr12" draw:text-style-name="P2" draw:layer="layout" svg:x1="18.864cm" svg:y1="5.842cm" svg:x2="21.15cm" svg:y2="5.842cm">
            <text:p/>
          </draw:line>
          <draw:custom-shape draw:style-name="gr13" draw:text-style-name="P5" draw:layer="layout" svg:width="0.762cm" svg:height="0.762cm" svg:x="21.404cm" svg:y="10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762cm" svg:height="0.762cm" svg:x="21.404cm" svg:y="1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2" draw:layer="layout" svg:x1="17.086cm" svg:y1="11.33cm" svg:x2="21.404cm" svg:y2="11.33cm">
            <text:p/>
          </draw:line>
          <draw:line draw:style-name="gr12" draw:text-style-name="P2" draw:layer="layout" svg:x1="17.086cm" svg:y1="11.33cm" svg:x2="17.086cm" svg:y2="7.52cm">
            <text:p/>
          </draw:line>
          <draw:line draw:style-name="gr3" draw:text-style-name="P2" draw:layer="layout" svg:x1="18.61cm" svg:y1="11.076cm" svg:x2="21.404cm" svg:y2="11.076cm">
            <text:p/>
          </draw:line>
          <draw:line draw:style-name="gr3" draw:text-style-name="P2" draw:layer="layout" svg:x1="18.61cm" svg:y1="11.076cm" svg:x2="18.61cm" svg:y2="7.52cm">
            <text:p/>
          </draw:line>
          <draw:line draw:style-name="gr12" draw:text-style-name="P2" draw:layer="layout" svg:x1="17.594cm" svg:y1="13.362cm" svg:x2="17.594cm" svg:y2="7.52cm">
            <text:p/>
          </draw:line>
          <draw:line draw:style-name="gr12" draw:text-style-name="P2" draw:layer="layout" svg:x1="17.594cm" svg:y1="13.362cm" svg:x2="21.404cm" svg:y2="13.362cm">
            <text:p/>
          </draw:line>
          <draw:line draw:style-name="gr3" draw:text-style-name="P2" draw:layer="layout" svg:x1="18.356cm" svg:y1="13.108cm" svg:x2="21.404cm" svg:y2="13.108cm">
            <text:p/>
          </draw:line>
          <draw:line draw:style-name="gr3" draw:text-style-name="P2" draw:layer="layout" svg:x1="18.356cm" svg:y1="13.108cm" svg:x2="18.356cm" svg:y2="7.52cm">
            <text:p/>
          </draw:line>
          <draw:frame draw:style-name="gr14" draw:text-style-name="P8" draw:layer="layout" svg:width="0.714cm" svg:height="0.645cm" svg:x="13.43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4.34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4.954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5.462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5.97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6.732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7.24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9.018cm" svg:y="7.129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8.764cm" svg:y="7.129cm">
            <draw:text-box>
              <text:p text:style-name="P7"><text:span text:style-name="T1">●</text:span></text:p>
            </draw:text-box>
          </draw:frame>
          <draw:frame draw:style-name="gr15" draw:text-style-name="P8" draw:layer="layout" svg:width="0.46cm" svg:height="0.645cm" svg:x="18.558cm" svg:y="7.129cm">
            <draw:text-box>
              <text:p text:style-name="P7"><text:span text:style-name="T1">●</text:span></text:p>
            </draw:text-box>
          </draw:frame>
          <draw:frame draw:style-name="gr15" draw:text-style-name="P8" draw:layer="layout" svg:width="0.406cm" svg:height="0.645cm" svg:x="18.358cm" svg:y="7.13cm">
            <draw:text-box>
              <text:p text:style-name="P7"><text:span text:style-name="T1">●</text:span></text:p>
            </draw:text-box>
          </draw:frame>
          <draw:frame draw:style-name="gr15" draw:text-style-name="P8" draw:layer="layout" svg:width="0.556cm" svg:height="0.645cm" svg:x="18.002cm" svg:y="7.131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8.456cm" svg:y="5.488cm">
            <draw:text-box>
              <text:p text:style-name="P7"><text:span text:style-name="T1">●</text:span></text:p>
            </draw:text-box>
          </draw:frame>
          <draw:frame draw:style-name="gr14" draw:text-style-name="P8" draw:layer="layout" svg:width="0.714cm" svg:height="0.645cm" svg:x="18.456cm" svg:y="4.789cm">
            <draw:text-box>
              <text:p text:style-name="P7"><text:span text:style-name="T1">●</text:span></text:p>
            </draw:text-box>
          </draw:frame>
          <draw:custom-shape draw:style-name="gr16" draw:text-style-name="P9" draw:layer="layout" svg:width="0.254cm" svg:height="0.254cm" svg:x="5.31cm" svg:y="13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54cm" svg:height="0.254cm" svg:x="5.311cm" svg:y="14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1" draw:layer="layout" svg:width="2.377cm" svg:height="0.645cm" svg:x="9.121cm" svg:y="8.028cm">
            <draw:text-box>
              <text:p text:style-name="P10"><text:span text:style-name="T2">M</text:span><text:span text:style-name="T2">a</text:span><text:span text:style-name="T2">i</text:span><text:span text:style-name="T2">n</text:span><text:span text:style-name="T2"> </text:span><text:span text:style-name="T2">M</text:span><text:span text:style-name="T2">o</text:span><text:span text:style-name="T2">t</text:span><text:span text:style-name="T2">o</text:span><text:span text:style-name="T2">r</text:span></text:p>
            </draw:text-box>
          </draw:frame>
          <draw:frame draw:style-name="gr14" draw:text-style-name="P11" draw:layer="layout" svg:width="2.614cm" svg:height="0.645cm" svg:x="20.551cm" svg:y="13.87cm">
            <draw:text-box>
              <text:p text:style-name="P10"><text:span text:style-name="T2">S</text:span><text:span text:style-name="T2">w</text:span><text:span text:style-name="T2">i</text:span><text:span text:style-name="T2">n</text:span><text:span text:style-name="T2">g </text:span><text:span text:style-name="T2">M</text:span><text:span text:style-name="T2">o</text:span><text:span text:style-name="T2">t</text:span><text:span text:style-name="T2">o</text:span><text:span text:style-name="T2">r</text:span></text:p>
            </draw:text-box>
          </draw:frame>
          <draw:frame draw:style-name="gr14" draw:text-style-name="P11" draw:layer="layout" svg:width="2.555cm" svg:height="0.645cm" svg:x="20.568cm" svg:y="11.701cm">
            <draw:text-box>
              <text:p text:style-name="P10"><text:span text:style-name="T2">P</text:span><text:span text:style-name="T2">u</text:span><text:span text:style-name="T2">m</text:span><text:span text:style-name="T2">p </text:span><text:span text:style-name="T2">M</text:span><text:span text:style-name="T2">o</text:span><text:span text:style-name="T2">t</text:span><text:span text:style-name="T2">o</text:span><text:span text:style-name="T2">r</text:span></text:p>
            </draw:text-box>
          </draw:frame>
          <draw:frame draw:style-name="gr14" draw:text-style-name="P12" draw:layer="layout" svg:width="0.76cm" svg:height="0.526cm" svg:x="17.232cm" svg:y="6.735cm">
            <draw:text-box>
              <text:p><text:span text:style-name="T3">J6</text:span></text:p>
            </draw:text-box>
          </draw:frame>
          <draw:frame draw:style-name="gr14" draw:text-style-name="P12" draw:layer="layout" svg:width="0.76cm" svg:height="0.526cm" svg:x="16.732cm" svg:y="6.735cm">
            <draw:text-box>
              <text:p><text:span text:style-name="T3">J4</text:span></text:p>
            </draw:text-box>
          </draw:frame>
          <draw:frame draw:style-name="gr14" draw:text-style-name="P12" draw:layer="layout" svg:width="0.76cm" svg:height="0.526cm" svg:x="15.932cm" svg:y="6.535cm">
            <draw:text-box>
              <text:p><text:span text:style-name="T3">J8</text:span></text:p>
            </draw:text-box>
          </draw:frame>
          <draw:frame draw:style-name="gr14" draw:text-style-name="P12" draw:layer="layout" svg:width="0.879cm" svg:height="0.526cm" svg:x="15.332cm" svg:y="6.735cm">
            <draw:text-box>
              <text:p><text:span text:style-name="T3">J1</text:span><text:span text:style-name="T3">1</text:span></text:p>
            </draw:text-box>
          </draw:frame>
          <draw:frame draw:style-name="gr14" draw:text-style-name="P12" draw:layer="layout" svg:width="0.896cm" svg:height="0.526cm" svg:x="14.833cm" svg:y="6.535cm">
            <draw:text-box>
              <text:p><text:span text:style-name="T3">J</text:span><text:span text:style-name="T3">1</text:span><text:span text:style-name="T3">2</text:span></text:p>
            </draw:text-box>
          </draw:frame>
          <draw:frame draw:style-name="gr14" draw:text-style-name="P12" draw:layer="layout" svg:width="0.896cm" svg:height="0.526cm" svg:x="14.233cm" svg:y="6.735cm">
            <draw:text-box>
              <text:p><text:span text:style-name="T3">J10</text:span></text:p>
            </draw:text-box>
          </draw:frame>
          <draw:frame draw:style-name="gr14" draw:text-style-name="P12" draw:layer="layout" svg:width="0.76cm" svg:height="0.526cm" svg:x="13.433cm" svg:y="6.735cm">
            <draw:text-box>
              <text:p><text:span text:style-name="T3">J1</text:span></text:p>
            </draw:text-box>
          </draw:frame>
          <draw:frame draw:style-name="gr14" draw:text-style-name="P12" draw:layer="layout" svg:width="0.76cm" svg:height="0.526cm" svg:x="18.933cm" svg:y="6.735cm">
            <draw:text-box>
              <text:p><text:span text:style-name="T3">J2</text:span></text:p>
            </draw:text-box>
          </draw:frame>
          <draw:frame draw:style-name="gr17" draw:text-style-name="P12" draw:layer="layout" svg:width="1.339cm" svg:height="0.801cm" svg:x="18.033cm" svg:y="6.535cm">
            <draw:text-box>
              <text:p><text:span text:style-name="T3">J5 / J7</text:span></text:p>
              <text:p><text:span text:style-name="T3">J3 / J9</text:span></text:p>
            </draw:text-box>
          </draw:frame>
          <draw:frame draw:style-name="gr14" draw:text-style-name="P12" draw:layer="layout" svg:width="0.896cm" svg:height="0.526cm" svg:x="17.933cm" svg:y="4.835cm">
            <draw:text-box>
              <text:p><text:span text:style-name="T3">J13</text:span></text:p>
            </draw:text-box>
          </draw:frame>
          <draw:frame draw:style-name="gr14" draw:text-style-name="P12" draw:layer="layout" svg:width="0.896cm" svg:height="0.526cm" svg:x="17.933cm" svg:y="5.635cm">
            <draw:text-box>
              <text:p><text:span text:style-name="T3">J14</text:span></text:p>
            </draw:text-box>
          </draw:frame>
          <draw:frame draw:style-name="gr14" draw:text-style-name="P13" draw:layer="layout" svg:width="4.409cm" svg:height="0.962cm" svg:x="14.292cm" svg:y="3.002cm">
            <draw:text-box>
              <text:p><text:span text:style-name="T4">Control Board</text:span></text:p>
            </draw:text-box>
          </draw:frame>
          <draw:frame draw:style-name="gr14" draw:text-style-name="P14" draw:layer="layout" svg:width="1.442cm" svg:height="0.763cm" draw:transform="rotate (1.5707963267949) translate (21.444cm 6.136cm)">
            <draw:text-box>
              <text:p><text:span text:style-name="T5">PSU</text:span></text:p>
            </draw:text-box>
          </draw:frame>
          <draw:frame draw:style-name="gr14" draw:text-style-name="P16" draw:layer="layout" svg:width="0.705cm" svg:height="0.569cm" svg:x="5.91cm" svg:y="13.262cm">
            <draw:text-box>
              <text:p text:style-name="P15"><text:span text:style-name="T6">N</text:span></text:p>
            </draw:text-box>
          </draw:frame>
          <draw:frame draw:style-name="gr14" draw:text-style-name="P16" draw:layer="layout" svg:width="0.676cm" svg:height="0.569cm" svg:x="5.91cm" svg:y="14.124cm">
            <draw:text-box>
              <text:p text:style-name="P15"><text:span text:style-name="T6">L</text:span></text:p>
            </draw:text-box>
          </draw:frame>
        </draw:g>
        <draw:frame draw:style-name="gr14" draw:text-style-name="P17" draw:layer="layout" svg:width="8.63cm" svg:height="0.962cm" svg:x="1.732cm" svg:y="2.002cm">
          <draw:text-box>
            <text:p>Control board wiring diagram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19:17:20.208181352</meta:creation-date>
    <dc:date>2019-07-30T20:06:06.915486974</dc:date>
    <meta:editing-duration>PT9M54S</meta:editing-duration>
    <meta:editing-cycles>3</meta:editing-cycles>
    <meta:generator>LibreOffice/6.0.7.3$Linux_X86_64 LibreOffice_project/00m0$Build-3</meta:generator>
    <meta:document-statistic meta:object-count="93"/>
  </office:meta>
</office:document-meta>
</file>